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Label</text:p>
          </table:table-cell>
          <table:table-cell table:style-name="Default" office:value-type="string">
            <text:p>start</text:p>
          </table:table-cell>
          <table:table-cell table:style-name="Default" office:value-type="string">
            <text:p>end</text:p>
          </table:table-cell>
          <table:table-cell office:value-type="string">
            <text:p>participant</text:p>
          </table:table-cell>
          <table:table-cell office:value-type="string">
            <text:p>Medicate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9:41:56</text:p>
          </table:table-cell>
          <table:table-cell office:value-type="string">
            <text:p>9:42: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9:42:41</text:p>
          </table:table-cell>
          <table:table-cell office:value-type="string">
            <text:p>9:42: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9:43:27</text:p>
          </table:table-cell>
          <table:table-cell office:value-type="string">
            <text:p>9:43: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9:43:53</text:p>
          </table:table-cell>
          <table:table-cell office:value-type="string">
            <text:p>9:43: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9:44:16</text:p>
          </table:table-cell>
          <table:table-cell office:value-type="string">
            <text:p>9:46: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9:47:02</text:p>
          </table:table-cell>
          <table:table-cell office:value-type="string">
            <text:p>9:47: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9:47:41</text:p>
          </table:table-cell>
          <table:table-cell office:value-type="string">
            <text:p>9:47: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9:48:09</text:p>
          </table:table-cell>
          <table:table-cell office:value-type="string">
            <text:p>9:51: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9:51:25</text:p>
          </table:table-cell>
          <table:table-cell office:value-type="string">
            <text:p>9:54: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9:56:34</text:p>
          </table:table-cell>
          <table:table-cell office:value-type="string">
            <text:p>9:56: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9:56:52</text:p>
          </table:table-cell>
          <table:table-cell office:value-type="string">
            <text:p>9:57: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9:57:30</text:p>
          </table:table-cell>
          <table:table-cell office:value-type="string">
            <text:p>9:57: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9:57:54</text:p>
          </table:table-cell>
          <table:table-cell office:value-type="string">
            <text:p>9:58:1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9:59:04</text:p>
          </table:table-cell>
          <table:table-cell office:value-type="string">
            <text:p>9:59: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9:59:27</text:p>
          </table:table-cell>
          <table:table-cell office:value-type="string">
            <text:p>10:01: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0:01:49</text:p>
          </table:table-cell>
          <table:table-cell office:value-type="string">
            <text:p>10:01: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:02:08</text:p>
          </table:table-cell>
          <table:table-cell office:value-type="string">
            <text:p>10:02: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0:03:23</text:p>
          </table:table-cell>
          <table:table-cell office:value-type="string">
            <text:p>10:03: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:15:16</text:p>
          </table:table-cell>
          <table:table-cell office:value-type="string">
            <text:p>10:15:2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:15:45</text:p>
          </table:table-cell>
          <table:table-cell office:value-type="string">
            <text:p>10:15:5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0:16:08</text:p>
          </table:table-cell>
          <table:table-cell office:value-type="string">
            <text:p>10:16:3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:16:48</text:p>
          </table:table-cell>
          <table:table-cell office:value-type="string">
            <text:p>10:17:0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:17:18</text:p>
          </table:table-cell>
          <table:table-cell office:value-type="string">
            <text:p>10:17:2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:17:35</text:p>
          </table:table-cell>
          <table:table-cell office:value-type="string">
            <text:p>10:19:3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:19:49</text:p>
          </table:table-cell>
          <table:table-cell office:value-type="string">
            <text:p>10:19:5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:20:20</text:p>
          </table:table-cell>
          <table:table-cell office:value-type="string">
            <text:p>10:20: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0:20:43</text:p>
          </table:table-cell>
          <table:table-cell office:value-type="string">
            <text:p>10:20:4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0:21:03</text:p>
          </table:table-cell>
          <table:table-cell office:value-type="string">
            <text:p>10:21: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:21:24</text:p>
          </table:table-cell>
          <table:table-cell office:value-type="string">
            <text:p>10:21:3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0:21:55</text:p>
          </table:table-cell>
          <table:table-cell office:value-type="string">
            <text:p>10:24:2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0:25:24</text:p>
          </table:table-cell>
          <table:table-cell office:value-type="string">
            <text:p>10:25:3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0:26:03</text:p>
          </table:table-cell>
          <table:table-cell office:value-type="string">
            <text:p>10:26:4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0:28:08</text:p>
          </table:table-cell>
          <table:table-cell office:value-type="string">
            <text:p>10:28: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:27:20</text:p>
          </table:table-cell>
          <table:table-cell office:value-type="string">
            <text:p>10:27:2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0:41:13</text:p>
          </table:table-cell>
          <table:table-cell office:value-type="string">
            <text:p>10:41: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0:42:05</text:p>
          </table:table-cell>
          <table:table-cell office:value-type="string">
            <text:p>10:42:1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0:42:23</text:p>
          </table:table-cell>
          <table:table-cell office:value-type="string">
            <text:p>10:42: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0:42:47</text:p>
          </table:table-cell>
          <table:table-cell office:value-type="string">
            <text:p>10:42: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0:43:24</text:p>
          </table:table-cell>
          <table:table-cell office:value-type="string">
            <text:p>10:44:5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0:45:04</text:p>
          </table:table-cell>
          <table:table-cell office:value-type="string">
            <text:p>10:45: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0:45:27</text:p>
          </table:table-cell>
          <table:table-cell office:value-type="string">
            <text:p>10:45:3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0:45:42</text:p>
          </table:table-cell>
          <table:table-cell office:value-type="string">
            <text:p>10:45:4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0:46:00</text:p>
          </table:table-cell>
          <table:table-cell office:value-type="string">
            <text:p>10:46:0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0:46:19</text:p>
          </table:table-cell>
          <table:table-cell office:value-type="string">
            <text:p>10:46:2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0:46:45</text:p>
          </table:table-cell>
          <table:table-cell office:value-type="string">
            <text:p>10:48:5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0:49:09</text:p>
          </table:table-cell>
          <table:table-cell office:value-type="string">
            <text:p>10:49: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0:50:24</text:p>
          </table:table-cell>
          <table:table-cell office:value-type="string">
            <text:p>10:50:4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0:51:08</text:p>
          </table:table-cell>
          <table:table-cell office:value-type="string">
            <text:p>10:52:4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0:52:56</text:p>
          </table:table-cell>
          <table:table-cell office:value-type="string">
            <text:p>10:53:0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0:53:10</text:p>
          </table:table-cell>
          <table:table-cell office:value-type="string">
            <text:p>10:53:1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1:05:06</text:p>
          </table:table-cell>
          <table:table-cell office:value-type="string">
            <text:p>11:05:1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1:05:23</text:p>
          </table:table-cell>
          <table:table-cell office:value-type="string">
            <text:p>11:05: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1:05:43</text:p>
          </table:table-cell>
          <table:table-cell office:value-type="string">
            <text:p>11:05:4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1:06:11</text:p>
          </table:table-cell>
          <table:table-cell office:value-type="string">
            <text:p>11:06: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1:06:31</text:p>
          </table:table-cell>
          <table:table-cell office:value-type="string">
            <text:p>11:06:5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:07:14</text:p>
          </table:table-cell>
          <table:table-cell office:value-type="string">
            <text:p>11:08:5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:09:00</text:p>
          </table:table-cell>
          <table:table-cell office:value-type="string">
            <text:p>11:09:0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1:09:21</text:p>
          </table:table-cell>
          <table:table-cell office:value-type="string">
            <text:p>11:09: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1:09:42</text:p>
          </table:table-cell>
          <table:table-cell office:value-type="string">
            <text:p>11:09:4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1:10:00</text:p>
          </table:table-cell>
          <table:table-cell office:value-type="string">
            <text:p>11:10:0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1:10:18</text:p>
          </table:table-cell>
          <table:table-cell office:value-type="string">
            <text:p>11:10:2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1:10:36</text:p>
          </table:table-cell>
          <table:table-cell office:value-type="string">
            <text:p>11:11:5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1:12:04</text:p>
          </table:table-cell>
          <table:table-cell office:value-type="string">
            <text:p>11:12:1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1:12:24</text:p>
          </table:table-cell>
          <table:table-cell office:value-type="string">
            <text:p>11:12:2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1:12:36</text:p>
          </table:table-cell>
          <table:table-cell office:value-type="string">
            <text:p>11:12:3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1:13:28</text:p>
          </table:table-cell>
          <table:table-cell office:value-type="string">
            <text:p>11:13:3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1:13:46</text:p>
          </table:table-cell>
          <table:table-cell office:value-type="string">
            <text:p>11:14:5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1:15:16</text:p>
          </table:table-cell>
          <table:table-cell office:value-type="string">
            <text:p>11:15:2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1:16:09</text:p>
          </table:table-cell>
          <table:table-cell office:value-type="string">
            <text:p>11:16: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1:30:21</text:p>
          </table:table-cell>
          <table:table-cell office:value-type="string">
            <text:p>11:30: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1:30:44</text:p>
          </table:table-cell>
          <table:table-cell office:value-type="string">
            <text:p>11:30: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1:31:03</text:p>
          </table:table-cell>
          <table:table-cell office:value-type="string">
            <text:p>11:31: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1:31:31</text:p>
          </table:table-cell>
          <table:table-cell office:value-type="string">
            <text:p>11:32:0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:32:19</text:p>
          </table:table-cell>
          <table:table-cell office:value-type="string">
            <text:p>11:32: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1:32:37</text:p>
          </table:table-cell>
          <table:table-cell office:value-type="string">
            <text:p>11:34:2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:34:30</text:p>
          </table:table-cell>
          <table:table-cell office:value-type="string">
            <text:p>11:34: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1:34:47</text:p>
          </table:table-cell>
          <table:table-cell office:value-type="string">
            <text:p>11:34:5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1:35:04</text:p>
          </table:table-cell>
          <table:table-cell office:value-type="string">
            <text:p>11:35:0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1:35:23</text:p>
          </table:table-cell>
          <table:table-cell office:value-type="string">
            <text:p>11:35: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1:35:45</text:p>
          </table:table-cell>
          <table:table-cell office:value-type="string">
            <text:p>11:35: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1:36:01</text:p>
          </table:table-cell>
          <table:table-cell office:value-type="string">
            <text:p>11:37:2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1:37:35</text:p>
          </table:table-cell>
          <table:table-cell office:value-type="string">
            <text:p>11:37: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1:37:53</text:p>
          </table:table-cell>
          <table:table-cell office:value-type="string">
            <text:p>11:38:1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1:38:36</text:p>
          </table:table-cell>
          <table:table-cell office:value-type="string">
            <text:p>11:38: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1:40:00</text:p>
          </table:table-cell>
          <table:table-cell office:value-type="string">
            <text:p>11:40:0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1:40:21</text:p>
          </table:table-cell>
          <table:table-cell office:value-type="string">
            <text:p>11:41: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1:41:28</text:p>
          </table:table-cell>
          <table:table-cell office:value-type="string">
            <text:p>11:41: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1:41:41</text:p>
          </table:table-cell>
          <table:table-cell office:value-type="string">
            <text:p>11:41: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1:42:07</text:p>
          </table:table-cell>
          <table:table-cell office:value-type="string">
            <text:p>11:42: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1:42:57</text:p>
          </table:table-cell>
          <table:table-cell office:value-type="string">
            <text:p>11:43:0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1:54:08</text:p>
          </table:table-cell>
          <table:table-cell office:value-type="string">
            <text:p>11:54:12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1:54:22</text:p>
          </table:table-cell>
          <table:table-cell office:value-type="string">
            <text:p>11:54:26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1:54:36</text:p>
          </table:table-cell>
          <table:table-cell office:value-type="string">
            <text:p>11:54:40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1:54:53</text:p>
          </table:table-cell>
          <table:table-cell office:value-type="string">
            <text:p>11:55:02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1:55:09</text:p>
          </table:table-cell>
          <table:table-cell office:value-type="string">
            <text:p>11:55:11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1:55:24</text:p>
          </table:table-cell>
          <table:table-cell office:value-type="string">
            <text:p>11:56:59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1:57:09</text:p>
          </table:table-cell>
          <table:table-cell office:value-type="string">
            <text:p>11:57:12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1:57:16</text:p>
          </table:table-cell>
          <table:table-cell office:value-type="string">
            <text:p>11:57:20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1:57:29</text:p>
          </table:table-cell>
          <table:table-cell office:value-type="string">
            <text:p>11:57:36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1:57:49</text:p>
          </table:table-cell>
          <table:table-cell office:value-type="string">
            <text:p>11:57:53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1:58:06</text:p>
          </table:table-cell>
          <table:table-cell office:value-type="string">
            <text:p>11:58:08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1:58:20</text:p>
          </table:table-cell>
          <table:table-cell office:value-type="string">
            <text:p>12:00:29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2:00:35</text:p>
          </table:table-cell>
          <table:table-cell office:value-type="string">
            <text:p>12:00:40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2:00:48</text:p>
          </table:table-cell>
          <table:table-cell office:value-type="string">
            <text:p>12:00:57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2:01:02</text:p>
          </table:table-cell>
          <table:table-cell office:value-type="string">
            <text:p>12:01:04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2:01:36</text:p>
          </table:table-cell>
          <table:table-cell office:value-type="string">
            <text:p>12:01:41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2:02:04</text:p>
          </table:table-cell>
          <table:table-cell office:value-type="string">
            <text:p>12:03:08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2:03:17</text:p>
          </table:table-cell>
          <table:table-cell office:value-type="string">
            <text:p>12:03:19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2:03:25</text:p>
          </table:table-cell>
          <table:table-cell office:value-type="string">
            <text:p>12:03:36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2:03:43</text:p>
          </table:table-cell>
          <table:table-cell office:value-type="string">
            <text:p>12:03:45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2:04:17</text:p>
          </table:table-cell>
          <table:table-cell office:value-type="string">
            <text:p>12:04:20</text:p>
          </table:table-cell>
          <table:table-cell office:value-type="string">
            <text:p>C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2:58:07</text:p>
          </table:table-cell>
          <table:table-cell office:value-type="string">
            <text:p>12:58:1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2:58:22</text:p>
          </table:table-cell>
          <table:table-cell office:value-type="string">
            <text:p>12:58:3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2:58:43</text:p>
          </table:table-cell>
          <table:table-cell office:value-type="string">
            <text:p>12:58:4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2:59:00</text:p>
          </table:table-cell>
          <table:table-cell office:value-type="string">
            <text:p>12:59:0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2:59:20</text:p>
          </table:table-cell>
          <table:table-cell office:value-type="string">
            <text:p>12:59:22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2:59:35</text:p>
          </table:table-cell>
          <table:table-cell office:value-type="string">
            <text:p>13:01:0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3:01:21</text:p>
          </table:table-cell>
          <table:table-cell office:value-type="string">
            <text:p>13:01:2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3:01:32</text:p>
          </table:table-cell>
          <table:table-cell office:value-type="string">
            <text:p>13:01:3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:01:47</text:p>
          </table:table-cell>
          <table:table-cell office:value-type="string">
            <text:p>13:01:5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3:02:09</text:p>
          </table:table-cell>
          <table:table-cell office:value-type="string">
            <text:p>13:02:5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3:03:24</text:p>
          </table:table-cell>
          <table:table-cell office:value-type="string">
            <text:p>13:04:2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3:04:46\</text:p>
          </table:table-cell>
          <table:table-cell office:value-type="string">
            <text:p>13:04:48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3:05:04</text:p>
          </table:table-cell>
          <table:table-cell office:value-type="string">
            <text:p>13:05:11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3:05:39</text:p>
          </table:table-cell>
          <table:table-cell office:value-type="string">
            <text:p>13:05:4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3:05:46</text:p>
          </table:table-cell>
          <table:table-cell office:value-type="string">
            <text:p>13:05:5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3:06:09</text:p>
          </table:table-cell>
          <table:table-cell office:value-type="string">
            <text:p>13:07:0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3:07:12</text:p>
          </table:table-cell>
          <table:table-cell office:value-type="string">
            <text:p>13:07:1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3:07:23</text:p>
          </table:table-cell>
          <table:table-cell office:value-type="string">
            <text:p>13:07:2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3:07:32</text:p>
          </table:table-cell>
          <table:table-cell office:value-type="string">
            <text:p>13:07:37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3:07:44</text:p>
          </table:table-cell>
          <table:table-cell office:value-type="string">
            <text:p>13:07:46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3:13:41</text:p>
          </table:table-cell>
          <table:table-cell office:value-type="string">
            <text:p>13:13:5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3:14:07</text:p>
          </table:table-cell>
          <table:table-cell office:value-type="string">
            <text:p>13:14:2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3:14:46</text:p>
          </table:table-cell>
          <table:table-cell office:value-type="string">
            <text:p>13:14:5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3:15:10</text:p>
          </table:table-cell>
          <table:table-cell office:value-type="string">
            <text:p>13:15:1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3:15:26</text:p>
          </table:table-cell>
          <table:table-cell office:value-type="string">
            <text:p>13:15: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3:15:55</text:p>
          </table:table-cell>
          <table:table-cell office:value-type="string">
            <text:p>13:16:3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3:17:09</text:p>
          </table:table-cell>
          <table:table-cell office:value-type="string">
            <text:p>13:17: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3:17:18</text:p>
          </table:table-cell>
          <table:table-cell office:value-type="string">
            <text:p>13:17: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:18:01</text:p>
          </table:table-cell>
          <table:table-cell office:value-type="string">
            <text:p>13:18:3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3:18:46</text:p>
          </table:table-cell>
          <table:table-cell office:value-type="string">
            <text:p>13:19: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3:19:46</text:p>
          </table:table-cell>
          <table:table-cell office:value-type="string">
            <text:p>13:20:0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3:20:15</text:p>
          </table:table-cell>
          <table:table-cell office:value-type="string">
            <text:p>13:21:4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3:21:56</text:p>
          </table:table-cell>
          <table:table-cell office:value-type="string">
            <text:p>13:21: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3:22:06</text:p>
          </table:table-cell>
          <table:table-cell office:value-type="string">
            <text:p>13:22: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3:22:23</text:p>
          </table:table-cell>
          <table:table-cell office:value-type="string">
            <text:p>13:22:2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3:23:15</text:p>
          </table:table-cell>
          <table:table-cell office:value-type="string">
            <text:p>13:23:1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3:24:51</text:p>
          </table:table-cell>
          <table:table-cell office:value-type="string">
            <text:p>13:24:5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3:25:05</text:p>
          </table:table-cell>
          <table:table-cell office:value-type="string">
            <text:p>13:25: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3:25:53</text:p>
          </table:table-cell>
          <table:table-cell office:value-type="string">
            <text:p>13:25:5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3:33:02</text:p>
          </table:table-cell>
          <table:table-cell office:value-type="string">
            <text:p>13:33: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3:33:47</text:p>
          </table:table-cell>
          <table:table-cell office:value-type="string">
            <text:p>13:33: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3:34:06</text:p>
          </table:table-cell>
          <table:table-cell office:value-type="string">
            <text:p>13:34:1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3:34:29</text:p>
          </table:table-cell>
          <table:table-cell office:value-type="string">
            <text:p>13:34: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3:34:41</text:p>
          </table:table-cell>
          <table:table-cell office:value-type="string">
            <text:p>13:34: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3:35:04</text:p>
          </table:table-cell>
          <table:table-cell office:value-type="string">
            <text:p>13:36: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3:36:49</text:p>
          </table:table-cell>
          <table:table-cell office:value-type="string">
            <text:p>13:36: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3:37:11</text:p>
          </table:table-cell>
          <table:table-cell office:value-type="string">
            <text:p>13:37:1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13:37:30</text:p>
          </table:table-cell>
          <table:table-cell office:value-type="string">
            <text:p>13:37: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3:38:28</text:p>
          </table:table-cell>
          <table:table-cell office:value-type="string">
            <text:p>13:40: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3:40:40</text:p>
          </table:table-cell>
          <table:table-cell office:value-type="string">
            <text:p>13:40: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3:40:50</text:p>
          </table:table-cell>
          <table:table-cell office:value-type="string">
            <text:p>13:40: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3:41:12</text:p>
          </table:table-cell>
          <table:table-cell office:value-type="string">
            <text:p>13:41: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3:41:41</text:p>
          </table:table-cell>
          <table:table-cell office:value-type="string">
            <text:p>13:42: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3:42:31</text:p>
          </table:table-cell>
          <table:table-cell office:value-type="string">
            <text:p>13:42: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3:43:03</text:p>
          </table:table-cell>
          <table:table-cell office:value-type="string">
            <text:p>13:43: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3:44:31</text:p>
          </table:table-cell>
          <table:table-cell office:value-type="string">
            <text:p>13:44: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3:44:48</text:p>
          </table:table-cell>
          <table:table-cell office:value-type="string">
            <text:p>13:44: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3:45:07</text:p>
          </table:table-cell>
          <table:table-cell office:value-type="string">
            <text:p>13:45: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3:51:56</text:p>
          </table:table-cell>
          <table:table-cell office:value-type="string">
            <text:p>13:52: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3:52:13</text:p>
          </table:table-cell>
          <table:table-cell office:value-type="string">
            <text:p>13:52: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3:52:32</text:p>
          </table:table-cell>
          <table:table-cell office:value-type="string">
            <text:p>13:53: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3:53:14</text:p>
          </table:table-cell>
          <table:table-cell office:value-type="string">
            <text:p>13:53: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3:53:20</text:p>
          </table:table-cell>
          <table:table-cell office:value-type="string">
            <text:p>13:53: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3:53:31</text:p>
          </table:table-cell>
          <table:table-cell office:value-type="string">
            <text:p>13:53: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3:53:49</text:p>
          </table:table-cell>
          <table:table-cell office:value-type="string">
            <text:p>13:55: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3:55:25</text:p>
          </table:table-cell>
          <table:table-cell office:value-type="string">
            <text:p>13:55: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3:56:17</text:p>
          </table:table-cell>
          <table:table-cell office:value-type="string">
            <text:p>13:56: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3:57:11</text:p>
          </table:table-cell>
          <table:table-cell office:value-type="string">
            <text:p>13:57: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3:57:27</text:p>
          </table:table-cell>
          <table:table-cell office:value-type="string">
            <text:p>13:58: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3:59:18</text:p>
          </table:table-cell>
          <table:table-cell office:value-type="string">
            <text:p>13:59: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3:59:33</text:p>
          </table:table-cell>
          <table:table-cell office:value-type="string">
            <text:p>13:59: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3:59:45</text:p>
          </table:table-cell>
          <table:table-cell office:value-type="string">
            <text:p>13:59: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4:00:22</text:p>
          </table:table-cell>
          <table:table-cell office:value-type="string">
            <text:p>14:00: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4:00:40</text:p>
          </table:table-cell>
          <table:table-cell office:value-type="string">
            <text:p>14:01: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4:01:44</text:p>
          </table:table-cell>
          <table:table-cell office:value-type="string">
            <text:p>14:01: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14:01:57</text:p>
          </table:table-cell>
          <table:table-cell office:value-type="string">
            <text:p>14:02: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14:02:15</text:p>
          </table:table-cell>
          <table:table-cell office:value-type="string">
            <text:p>14:02: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4:02:33</text:p>
          </table:table-cell>
          <table:table-cell office:value-type="string">
            <text:p>14:02: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14:14:26</text:p>
          </table:table-cell>
          <table:table-cell office:value-type="string">
            <text:p>14:14:3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14:14:52</text:p>
          </table:table-cell>
          <table:table-cell office:value-type="string">
            <text:p>14:14:5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14:15:12</text:p>
          </table:table-cell>
          <table:table-cell office:value-type="string">
            <text:p>14:15:2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14:15:40</text:p>
          </table:table-cell>
          <table:table-cell office:value-type="string">
            <text:p>14:15:4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14:16:01</text:p>
          </table:table-cell>
          <table:table-cell office:value-type="string">
            <text:p>14:16:0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14:16:13</text:p>
          </table:table-cell>
          <table:table-cell office:value-type="string">
            <text:p>14:17:1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14:17:32</text:p>
          </table:table-cell>
          <table:table-cell office:value-type="string">
            <text:p>14:18: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14:18:21</text:p>
          </table:table-cell>
          <table:table-cell office:value-type="string">
            <text:p>14:18:2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14:18:50</text:p>
          </table:table-cell>
          <table:table-cell office:value-type="string">
            <text:p>14:18:5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14:19:06</text:p>
          </table:table-cell>
          <table:table-cell office:value-type="string">
            <text:p>14:20:0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14:20:16</text:p>
          </table:table-cell>
          <table:table-cell office:value-type="string">
            <text:p>14:20:1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14:20:28</text:p>
          </table:table-cell>
          <table:table-cell office:value-type="string">
            <text:p>14:20:3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14:21:49</text:p>
          </table:table-cell>
          <table:table-cell office:value-type="string">
            <text:p>14:21:5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14:22:42</text:p>
          </table:table-cell>
          <table:table-cell office:value-type="string">
            <text:p>14:22:4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14:22:48</text:p>
          </table:table-cell>
          <table:table-cell office:value-type="string">
            <text:p>14:22:5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4:23:06</text:p>
          </table:table-cell>
          <table:table-cell office:value-type="string">
            <text:p>14:23:5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14:24:09</text:p>
          </table:table-cell>
          <table:table-cell office:value-type="string">
            <text:p>14:24:3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14:24:35</text:p>
          </table:table-cell>
          <table:table-cell office:value-type="string">
            <text:p>14:24:4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14:25:27</text:p>
          </table:table-cell>
          <table:table-cell office:value-type="string">
            <text:p>14:25:3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</table:table-row>
        <table:table-row table:style-name="ro1" table:number-rows-repeated="44">
          <table:table-cell table:number-columns-repeated="5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0">00/00/0000</text:date>, <text:time style:data-style-name="N2" text:time-value="0000-00-00T14:49:21.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n </meta:initial-creator>
    <meta:creation-date>2014-11-05T13:50:51.627607823</meta:creation-date>
    <dc:date>2014-11-10T18:04:13.52</dc:date>
    <dc:creator>Julian Ramos Rojas</dc:creator>
    <meta:editing-duration>PT8H25M5S</meta:editing-duration>
    <meta:editing-cycles>7</meta:editing-cycles>
    <meta:generator>LibreOffice/4.0.4.2$Windows_x86 LibreOffice_project/9e9821abd0ffdbc09cd8c52eaa574fa09eb08f2</meta:generator>
    <meta:document-statistic meta:table-count="1" meta:cell-count="1045" meta:object-count="0"/>
  </office:meta>
</office:document-meta>
</file>